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<text:s/></text:span><text:span text:style-name="T2">TIME SERIES FORECASTING IN HOSPITAL</text:span></text:p>
      <text:p text:style-name="P1"><text:span text:style-name="T3">Step 1</text:span><text:span text:style-name="T4">:<text:s/></text:span><text:span text:style-name="T5">Data Collection</text:span></text:p>
      <text:p text:style-name="P1"><text:span text:style-name="T5">Collect historical hospital data relevant to your forecasting task. This data can include patient admission records, resource utilization, disease outbreak records, and more. Ensure the data is well-structured and contains a timestamp.</text:span></text:p>
      <text:p text:style-name="P1"><text:span text:style-name="T5"># Example: Load patient admission data from a CSV file</text:span></text:p>
      <text:p text:style-name="P1"><text:span text:style-name="T5">import pandas as pd</text:span></text:p>
      <text:p text:style-name="P1"><text:span text:style-name="T5">hospital_data = pd.read_csv('hospital_data.csv')</text:span></text:p>
      <text:p text:style-name="P1"><text:span text:style-name="T5">Step 2: Data Preprocessing</text:span></text:p>
      <text:p text:style-name="P1"><text:span text:style-name="T5">Clean and preprocess the data. Handle missing values, resample if needed (e.g., daily to monthly data), and ensure it's in a suitable format for time series analysis.</text:span></text:p>
      <text:p text:style-name="P1"><text:span text:style-name="T5"># Example: Handle missing values and set the timestamp as the index</text:span></text:p>
      <text:p text:style-name="P1"><text:span text:style-name="T5">hospital_data['Timestamp'] = pd.to_datetime(hospital_data['Timestamp'])</text:span></text:p>
      <text:p text:style-name="P1"><text:span text:style-name="T5">hospital_data.set_index('Timestamp', inplace=True)</text:span></text:p>
      <text:p text:style-name="P1"><text:span text:style-name="T5">hospital_data.fillna(0, inplace=True)</text:span></text:p>
      <text:p text:style-name="P1"><text:span text:style-name="T5">Step 3: Exploratory Data Analysis (EDA)</text:span></text:p>
      <text:p text:style-name="P1"><text:span text:style-name="T5">Conduct EDA to understand the data's characteristics, patterns, and seasonality. Visualize the data using plots and statistical analysis.</text:span></text:p>
      <text:p text:style-name="P1"><text:span text:style-name="T5"># Example: Plot patient admission trends</text:span></text:p>
      <text:p text:style-name="P1"><text:span text:style-name="T5">import matplotlib.pyplot as plt</text:span></text:p>
      <text:p text:style-name="P1"><text:span text:style-name="T5"/></text:p>
      <text:p text:style-name="P1"><text:span text:style-name="T5">plt.figure(figsize=(12, 6))</text:span></text:p>
      <text:p text:style-name="P1"><text:span text:style-name="T5">plt.plot(hospital_data.index, hospital_data['Admissions'], label='Patient Admissions')</text:span></text:p>
      <text:p text:style-name="P1"><text:span text:style-name="T5">plt.title('Patient Admissions Over Time')</text:span></text:p>
      <text:p text:style-name="P1"><text:span text:style-name="T5">plt.xlabel('Timestamp')</text:span></text:p>
      <text:p text:style-name="P1"><text:span text:style-name="T5">plt.ylabel('Admissions')</text:span></text:p>
      <text:p text:style-name="P1"><text:span text:style-name="T5">plt.legend()</text:span></text:p>
      <text:p text:style-name="P1"><text:span text:style-name="T5">plt.show()</text:span></text:p>
      <text:p text:style-name="P1"><text:span text:style-name="T5">Step 4: Time Series Forecasting Model</text:span></text:p>
      <text:p text:style-name="P1"><text:span text:style-name="T5">Select an appropriate time series forecasting model. In this example, we'll use Facebook Prophet for simplicity.</text:span></text:p>
      <text:p text:style-name="P1"><text:span text:style-name="T5"># Example: Time series forecasting using Prophet</text:span></text:p>
      <text:p text:style-name="P1"><text:span text:style-name="T5">from fbprophet import Prophet</text:span></text:p>
      <text:p text:style-name="P1"><text:span text:style-name="T5"/></text:p>
      <text:p text:style-name="P1"><text:span text:style-name="T5">model = Prophet()</text:span></text:p>
      <text:p text:style-name="P1"><text:span text:style-name="T5">hospital_data.reset_index(inplace=True)</text:span></text:p>
      <text:p text:style-name="P1"><text:span text:style-name="T5">hospital_data.rename(columns={'Timestamp': 'ds', 'Admissions': 'y'}, inplace=True)</text:span></text:p>
      <text:p text:style-name="P1"><text:span text:style-name="T5"/></text:p>
      <text:p text:style-name="P1"><text:span text:style-name="T5">model.fit(hospital_data)</text:span></text:p>
      <text:p text:style-name="P1"><text:span text:style-name="T5">Step 5: Generate Forecasts</text:span></text:p>
      <text:p text:style-name="P1"><text:span text:style-name="T5">Generate forecasts for the desired time horizon.</text:span></text:p>
      <text:p text:style-name="P1"><text:span text:style-name="T5"># Example: Generate future dates for forecasting</text:span></text:p>
      <text:p text:style-name="P1"><text:span text:style-name="T5">future = model.make_future_dataframe(periods=365)<text:s text:c="2"/># Forecast for one year</text:span></text:p>
      <text:p text:style-name="P1"><text:span text:style-name="T5"/></text:p>
      <text:p text:style-name="P1"><text:span text:style-name="T5">forecast = model.predict(future)</text:span></text:p>
      <text:p text:style-name="P1"><text:span text:style-name="T5">Step 6: Visualize Forecast Results</text:span></text:p>
      <text:p text:style-name="P1"><text:span text:style-name="T5">Plot the forecasted values along with confidence intervals.</text:span></text:p>
      <text:p text:style-name="P1"><text:span text:style-name="T5"># Example: Plot forecast results</text:span></text:p>
      <text:p text:style-name="P1"><text:span text:style-name="T5">fig = model.plot(forecast)</text:span></text:p>
      <text:p text:style-name="P1"><text:span text:style-name="T5">plt.title('Hospital Patient Admissions Forecast')</text:span></text:p>
      <text:p text:style-name="P1"><text:span text:style-name="T5">plt.xlabel('Date')</text:span></text:p>
      <text:p text:style-name="P1"><text:span text:style-name="T5">plt.ylabel('Admissions')</text:span></text:p>
      <text:p text:style-name="P1"><text:span text:style-name="T5">plt.show()</text:span></text:p>
      <text:p text:style-name="P1"><text:span text:style-name="T5">Step 7: Evaluation and Fine-tuning</text:span></text:p>
      <text:p text:style-name="P1"><text:span text:style-name="T5">Evaluate the forecasting model's performance using appropriate metrics (e.g., Mean Absolute Error, Mean Squared Error). Fine-tune the model if necessary.</text:span></text:p>
      <text:p text:style-name="P1"><text:span text:style-name="T5"># Example: Evaluation using Mean Absolute Error</text:span></text:p>
      <text:p text:style-name="P1"><text:span text:style-name="T5">from sklearn.metrics import mean_absolute_error</text:span></text:p>
      <text:p text:style-name="P1"><text:span text:style-name="T5"/></text:p>
      <text:p text:style-name="P1"><text:span text:style-name="T5">actual_values = hospital_data['y']</text:span></text:p>
      <text:p text:style-name="P1"><text:span text:style-name="T5">predicted_values = forecast['yhat'][:-365]<text:s text:c="2"/># Exclude the forecasted future values</text:span></text:p>
      <text:p text:style-name="P1"><text:span text:style-name="T5"/></text:p>
      <text:p text:style-name="P1"><text:span text:style-name="T5">mae = mean_absolute_error(actual_values, predicted_values)</text:span></text:p>
      <text:p text:style-name="P1"><text:span text:style-name="T5">print(f'Mean Absolute Error: {mae}')</text:span></text:p>
      <text:p text:style-name="P1"><text:span text:style-name="T5">Step 8: Deployment</text:span></text:p>
      <text:p text:style-name="P1"><text:span text:style-name="T5">-Integrate the forecasting model into your hospital's systems or applications to make real-time predictions if needed.</text:span></text:p>
      <text:p text:style-name="P1"><text:span text:style-name="T5">Step 9: Monitoring and Maintenance</text:span></text:p>
      <text:p text:style-name="P1"><text:span text:style-name="T5">-Regularly monitor the forecasting model's performance and update it with new data as it becomes available. Re-train the model as needed to keep it accurate.</text:span></text:p>
      <text:p text:style-name="P1"><text:span text:style-name="T5">-This project outline provides a structured approach to time series forecasting in a hospital setting. You can customize each step to fit your specific forecasting needs and data.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6"/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